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TE18802A0t00" svg:font-family="TTE18802A0t00"/>
    <style:font-face style:name="Times-Bold" svg:font-family="Times-Bold, 'Times New Roman'"/>
    <style:font-face style:name="Times-Roman" svg:font-family="Times-Roman, 'Times New Roman'" style:font-family-generic="roma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fo:text-align="center" style:justify-single-word="false" style:text-autospace="none"/>
    </style:style>
    <style:style style:name="P4" style:family="paragraph" style:parent-style-name="Standard">
      <style:paragraph-properties style:text-autospace="none"/>
      <style:text-properties fo:color="#000000" fo:font-size="16pt" fo:language="pl" fo:country="PL" fo:font-weight="bold" style:font-name-asian="Times-Bold" style:font-size-asian="16pt" style:font-weight-asian="bold" style:font-name-complex="Times-Bold" style:font-size-complex="16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-asian="Times-Roman" style:font-name-complex="Times-Roman" style:font-size-complex="12pt"/>
    </style:style>
    <style:style style:name="P6" style:family="paragraph" style:parent-style-name="Standard">
      <style:paragraph-properties style:text-autospace="none"/>
      <style:text-properties fo:color="#000000" style:font-name-asian="Times-Roman" style:font-name-complex="Times-Roman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fo:language="pl" fo:country="PL" style:font-name-asian="Times-Roman" style:font-name-complex="Times-Roman" style:font-size-complex="12pt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fo:font-size="11pt" fo:font-weight="bold" style:font-name-asian="Times-Bold" style:font-size-asian="11pt" style:font-weight-asian="bold" style:font-name-complex="Times-Bold" style:font-size-complex="11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fo:font-size="11pt" fo:font-weight="bold" style:font-name-asian="Times-Roman" style:font-size-asian="11pt" style:font-weight-asian="bold" style:font-name-complex="Times-Roman" style:font-size-complex="11pt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fo:font-size="11pt" style:font-name-asian="Times-Roman" style:font-size-asian="11pt" style:font-name-complex="Times-Roman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fo:font-size="11pt" fo:language="pl" fo:country="PL" style:font-name-asian="Times-Roman" style:font-size-asian="11pt" style:font-name-complex="Times-Roman" style:font-size-complex="11pt"/>
    </style:style>
    <style:style style:name="P12" style:family="paragraph" style:parent-style-name="Standard">
      <style:paragraph-properties style:text-autospace="none"/>
      <style:text-properties fo:color="#000000" fo:font-size="11pt" fo:language="pl" fo:country="PL" style:font-name-asian="Times-Roman" style:font-size-asian="11pt" style:font-name-complex="Times-Roman" style:font-size-complex="11pt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fo:font-size="11pt" fo:language="pl" fo:country="PL" style:font-name-asian="Times-Roman" style:font-size-asian="11pt" style:font-name-complex="Times-Roman" style:font-size-complex="11pt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fo:font-size="11pt" fo:language="pl" fo:country="PL" style:font-name-asian="Times-Roman" style:font-size-asian="11pt" style:font-name-complex="Times-Roman" style:font-size-complex="12pt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fo:font-size="11pt" fo:language="pl" fo:country="PL" fo:font-weight="bold" style:font-name-asian="Times-Roman" style:font-size-asian="11pt" style:font-weight-asian="bold" style:font-name-complex="Times-Roman" style:font-size-complex="11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fo:font-size="11pt" fo:language="pl" fo:country="PL" fo:font-weight="bold" style:font-name-asian="Times-Bold" style:font-size-asian="11pt" style:font-weight-asian="bold" style:font-name-complex="Times-Bold" style:font-size-complex="11pt" style:font-weight-complex="bold"/>
    </style:style>
    <style:style style:name="P17" style:family="paragraph" style:parent-style-name="Standard">
      <style:paragraph-properties style:text-autospace="none"/>
      <style:text-properties fo:color="#000000" fo:font-size="11pt" fo:language="pl" fo:country="PL" fo:font-weight="bold" style:font-name-asian="Times-Bold" style:font-size-asian="11pt" style:font-weight-asian="bold" style:font-name-complex="Times-Bold" style:font-size-complex="11pt" style:font-weight-complex="bold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fo:font-size="11pt" fo:language="pl" fo:country="PL" style:font-name-asian="Times-Bold" style:font-size-asian="11pt" style:font-name-complex="Times-Bold" style:font-size-complex="11pt" style:font-weight-complex="bold"/>
    </style:style>
    <style:style style:name="P19" style:family="paragraph" style:parent-style-name="Standard">
      <style:paragraph-properties style:text-autospace="none"/>
      <style:text-properties fo:color="#000000" fo:font-size="9pt" fo:language="pl" fo:country="PL" style:font-name-asian="Times-Roman" style:font-size-asian="9pt" style:font-name-complex="Times-Roman" style:font-size-complex="9pt"/>
    </style:style>
    <style:style style:name="P20" style:family="paragraph" style:parent-style-name="Standard">
      <style:paragraph-properties fo:text-align="justify" style:justify-single-word="false" style:text-autospace="none"/>
    </style:style>
    <style:style style:name="P21" style:family="paragraph" style:parent-style-name="Standard">
      <style:paragraph-properties fo:text-align="justify" style:justify-single-word="false" style:text-autospace="none"/>
      <style:text-properties fo:language="pl" fo:country="PL"/>
    </style:style>
    <style:style style:name="P22" style:family="paragraph" style:parent-style-name="Standard">
      <style:paragraph-properties style:text-autospace="none"/>
      <style:text-properties fo:language="pl" fo:country="PL"/>
    </style:style>
    <style:style style:name="P23" style:family="paragraph" style:parent-style-name="Standard">
      <style:paragraph-properties fo:text-align="justify" style:justify-single-word="false" style:text-autospace="none"/>
      <style:text-properties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style:text-autospace="none"/>
      <style:text-properties fo:font-size="11pt" style:font-name-asian="Times-Roman" style:font-size-asian="11pt" style:font-name-complex="Times-Roman" style:font-size-complex="11pt"/>
    </style:style>
    <style:style style:name="P25" style:family="paragraph" style:parent-style-name="Standard">
      <style:paragraph-properties style:text-autospace="none"/>
      <style:text-properties fo:font-size="11pt" fo:language="pl" fo:country="PL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fo:font-size="11pt" fo:language="pl" fo:country="PL" style:font-name-asian="Times-Roman" style:font-size-asian="11pt" style:font-name-complex="Times-Roman" style:font-size-complex="11pt" style:font-weight-complex="bold"/>
    </style:style>
    <style:style style:name="P27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in" fo:margin-right="0in" fo:text-indent="0.7874in" style:auto-text-indent="false" style:text-autospace="none"/>
    </style:style>
    <style:style style:name="P29" style:family="paragraph" style:parent-style-name="Standard">
      <style:paragraph-properties fo:margin-left="0.25in" fo:margin-right="0in" fo:text-align="justify" style:justify-single-word="false" fo:text-indent="0in" style:auto-text-indent="false" style:text-autospace="none"/>
      <style:text-properties fo:color="#000000" fo:language="pl" fo:country="PL" style:font-name-asian="Times New Roman" style:font-name-complex="Times New Roman" style:font-size-complex="12pt"/>
    </style:style>
    <style:style style:name="P30" style:family="paragraph" style:parent-style-name="Standard" style:master-page-name="Standard">
      <style:paragraph-properties fo:text-align="center" style:justify-single-word="false" style:page-number="auto" style:text-autospace="none"/>
    </style:style>
    <style:style style:name="P31" style:family="paragraph" style:parent-style-name="Standard" style:list-style-name="WW8Num3">
      <style:paragraph-properties fo:text-align="justify" style:justify-single-word="false" style:text-autospace="none"/>
      <style:text-properties fo:color="#000000" fo:language="pl" fo:country="PL" style:font-name-asian="Times-Roman" style:font-name-complex="Times-Roman" style:font-size-complex="12pt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language="pl" fo:country="PL"/>
    </style:style>
    <style:style style:name="T2" style:family="text">
      <style:text-properties style:font-size-complex="12pt" style:font-weight-complex="bold"/>
    </style:style>
    <style:style style:name="T3" style:family="text">
      <style:text-properties fo:color="#000000" fo:font-size="16pt" fo:font-weight="bold" style:font-name-asian="Times-Bold" style:font-size-asian="16pt" style:font-weight-asian="bold" style:font-name-complex="Times-Bold" style:font-size-complex="16pt" style:font-weight-complex="bold"/>
    </style:style>
    <style:style style:name="T4" style:family="text">
      <style:text-properties fo:color="#000000" fo:font-size="16pt" fo:language="pl" fo:country="PL" fo:font-weight="bold" style:font-name-asian="Times-Bold" style:font-size-asian="16pt" style:font-weight-asian="bold" style:font-name-complex="Times-Bold" style:font-size-complex="16pt" style:font-weight-complex="bold"/>
    </style:style>
    <style:style style:name="T5" style:family="text">
      <style:text-properties fo:color="#000000" fo:font-size="16pt" fo:language="pl" fo:country="PL" fo:font-weight="bold" officeooo:rsid="0023698e" style:font-name-asian="Times-Bold" style:font-size-asian="16pt" style:font-weight-asian="bold" style:font-name-complex="Times-Bold" style:font-size-complex="16pt" style:font-weight-complex="bold"/>
    </style:style>
    <style:style style:name="T6" style:family="text">
      <style:text-properties fo:color="#000000" fo:font-size="16pt" fo:language="pl" fo:country="PL" fo:font-weight="bold" officeooo:rsid="00273af2" style:font-name-asian="Times-Bold" style:font-size-asian="16pt" style:font-weight-asian="bold" style:font-name-complex="Times-Bold" style:font-size-complex="16pt" style:font-weight-complex="bold"/>
    </style:style>
    <style:style style:name="T7" style:family="text">
      <style:text-properties fo:color="#000000" style:font-name-asian="Times-Roman" style:font-name-complex="Times-Roman" style:font-size-complex="12pt"/>
    </style:style>
    <style:style style:name="T8" style:family="text">
      <style:text-properties fo:color="#000000" fo:language="pl" fo:country="PL" style:font-name-asian="Times-Roman" style:font-name-complex="Times-Roman" style:font-size-complex="12pt"/>
    </style:style>
    <style:style style:name="T9" style:family="text">
      <style:text-properties fo:color="#000000" fo:language="pl" fo:country="PL" fo:font-weight="bold" style:font-name-asian="Times-Roman" style:font-weight-asian="bold" style:font-name-complex="Times-Roman" style:font-size-complex="12pt"/>
    </style:style>
    <style:style style:name="T10" style:family="text">
      <style:text-properties fo:color="#000000" style:font-name-asian="TTE18802A0t00" style:font-name-complex="TTE18802A0t00" style:font-size-complex="12pt"/>
    </style:style>
    <style:style style:name="T11" style:family="text">
      <style:text-properties fo:color="#000000" fo:font-size="11pt" fo:font-weight="bold" style:font-name-asian="Times-Bold" style:font-size-asian="11pt" style:font-weight-asian="bold" style:font-name-complex="Times-Bold" style:font-size-complex="11pt" style:font-weight-complex="bold"/>
    </style:style>
    <style:style style:name="T12" style:family="text">
      <style:text-properties fo:color="#000000" fo:font-size="11pt" fo:font-weight="bold" style:font-name-asian="Times-Roman" style:font-size-asian="11pt" style:font-weight-asian="bold" style:font-name-complex="Times-Roman" style:font-size-complex="11pt" style:font-weight-complex="bold"/>
    </style:style>
    <style:style style:name="T13" style:family="text">
      <style:text-properties fo:color="#000000" fo:font-size="11pt" style:font-name-asian="Times-Roman" style:font-size-asian="11pt" style:font-name-complex="Times-Roman" style:font-size-complex="11pt"/>
    </style:style>
    <style:style style:name="T14" style:family="text">
      <style:text-properties fo:color="#000000" fo:font-size="11pt" style:font-name-asian="TTE18802A0t00" style:font-size-asian="11pt" style:font-name-complex="TTE18802A0t00" style:font-size-complex="11pt"/>
    </style:style>
    <style:style style:name="T15" style:family="text">
      <style:text-properties fo:color="#000000" fo:font-size="11pt" fo:language="pl" fo:country="PL" style:font-name-asian="Times-Roman" style:font-size-asian="11pt" style:font-name-complex="Times-Roman" style:font-size-complex="11pt"/>
    </style:style>
    <style:style style:name="T16" style:family="text">
      <style:text-properties fo:color="#000000" fo:font-size="11pt" fo:language="pl" fo:country="PL" fo:font-weight="bold" style:font-name-asian="Times-Roman" style:font-size-asian="11pt" style:font-weight-asian="bold" style:font-name-complex="Times-Roman" style:font-size-complex="11pt"/>
    </style:style>
    <style:style style:name="T17" style:family="text">
      <style:text-properties fo:color="#000000" fo:font-size="11pt" fo:language="pl" fo:country="PL" fo:font-weight="bold" style:font-name-asian="Times-Bold" style:font-size-asian="11pt" style:font-weight-asian="bold" style:font-name-complex="Times-Bold" style:font-size-complex="11pt" style:font-weight-complex="bold"/>
    </style:style>
    <style:style style:name="T18" style:family="text">
      <style:text-properties fo:color="#000000" fo:font-size="11pt" fo:language="pl" fo:country="PL" style:font-name-asian="Times-Bold" style:font-size-asian="11pt" style:font-name-complex="Times-Bold" style:font-size-complex="11pt" style:font-weight-complex="bold"/>
    </style:style>
    <style:style style:name="T19" style:family="text">
      <style:text-properties fo:color="#000000" fo:font-size="11pt" fo:language="pl" fo:country="PL" style:font-name-asian="TTE18802A0t00" style:font-size-asian="11pt" style:font-name-complex="TTE18802A0t00" style:font-size-complex="11pt"/>
    </style:style>
    <style:style style:name="T20" style:family="text">
      <style:text-properties fo:color="#000000" fo:font-size="11pt" style:font-name-asian="Times-Bold" style:font-size-asian="11pt" style:font-name-complex="Times-Bold" style:font-size-complex="11pt" style:font-weight-complex="bold"/>
    </style:style>
    <style:style style:name="T21" style:family="text">
      <style:text-properties fo:color="#000000" fo:font-size="9pt" style:font-name-asian="Times New Roman" style:font-size-asian="9pt" style:font-name-complex="Times New Roman" style:font-size-complex="9pt"/>
    </style:style>
    <style:style style:name="T22" style:family="text">
      <style:text-properties fo:color="#000000" fo:font-size="9pt" style:font-name-asian="Times-Roman" style:font-size-asian="9pt" style:font-name-complex="Times-Roman" style:font-size-complex="9pt"/>
    </style:style>
    <style:style style:name="T23" style:family="text">
      <style:text-properties fo:color="#000000" fo:font-size="9pt" fo:language="pl" fo:country="PL" style:font-name-asian="Times-Roman" style:font-size-asian="9pt" style:font-name-complex="Times-Roman" style:font-size-complex="9pt"/>
    </style:style>
    <style:style style:name="T24" style:family="text">
      <style:text-properties style:font-name-asian="Times-Roman" style:font-name-complex="Times-Roman" style:font-size-complex="12pt"/>
    </style:style>
    <style:style style:name="T25" style:family="text">
      <style:text-properties fo:font-size="11pt" fo:font-weight="bold" style:font-size-asian="11pt" style:font-weight-asian="bold" style:font-size-complex="11pt" style:font-weight-complex="bold"/>
    </style:style>
    <style:style style:name="T26" style:family="text">
      <style:text-properties fo:font-size="11pt" fo:font-weight="bold" style:font-name-asian="Times-Bold" style:font-size-asian="11pt" style:font-weight-asian="bold" style:font-name-complex="Times-Bold" style:font-size-complex="11pt" style:font-weight-complex="bold"/>
    </style:style>
    <style:style style:name="T27" style:family="text">
      <style:text-properties fo:font-size="11pt" fo:font-weight="bold" style:font-name-asian="Times-Roman" style:font-size-asian="11pt" style:font-weight-asian="bold" style:font-name-complex="Times-Roman" style:font-size-complex="11pt" style:font-weight-complex="bold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style:font-name-asian="Times-Roman" style:font-size-asian="11pt" style:font-name-complex="Times-Roman" style:font-size-complex="11pt"/>
    </style:style>
    <style:style style:name="T30" style:family="text">
      <style:text-properties fo:font-size="11pt" style:font-name-asian="TTE18802A0t00" style:font-size-asian="11pt" style:font-name-complex="TTE18802A0t00" style:font-size-complex="11pt"/>
    </style:style>
    <style:style style:name="T31" style:family="text">
      <style:text-properties fo:font-size="11pt" fo:language="pl" fo:country="PL" style:font-size-asian="11pt" style:font-size-complex="11pt"/>
    </style:style>
    <style:style style:name="T32" style:family="text">
      <style:text-properties fo:font-size="11pt" fo:language="pl" fo:country="PL" style:font-name-asian="Times-Roman" style:font-size-asian="11pt" style:font-name-complex="Times-Roman" style:font-size-complex="11pt"/>
    </style:style>
    <style:style style:name="T33" style:family="text">
      <style:text-properties fo:font-size="11pt" fo:language="pl" fo:country="PL" style:font-name-asian="Times-Bold" style:font-size-asian="11pt" style:font-name-complex="Times-Bold" style:font-size-complex="11pt" style:font-weight-complex="bold"/>
    </style:style>
    <style:style style:name="T34" style:family="text">
      <style:text-properties fo:font-size="11pt" fo:language="pl" fo:country="PL" fo:font-weight="bold" style:font-name-asian="Times-Roman" style:font-size-asian="11pt" style:font-weight-asian="bold" style:font-name-complex="Times-Roman" style:font-size-complex="11pt"/>
    </style:style>
    <style:style style:name="T35" style:family="text">
      <style:text-properties fo:font-size="11pt" fo:language="pl" fo:country="PL" fo:font-weight="bold" style:font-name-asian="Times-Roman" style:font-size-asian="11pt" style:font-weight-asian="bold" style:font-name-complex="Times-Roman" style:font-size-complex="11pt" style:font-weight-complex="bold"/>
    </style:style>
    <style:style style:name="T36" style:family="text">
      <style:text-properties fo:font-size="11pt" fo:language="pl" fo:country="PL" fo:font-weight="bold" style:font-size-asian="11pt" style:font-weight-asian="bold" style:font-size-complex="11pt" style:font-weight-complex="bold"/>
    </style:style>
    <style:style style:name="T37" style:family="text">
      <style:text-properties fo:font-size="11pt" fo:language="pl" fo:country="PL" fo:font-weight="bold" style:font-name-asian="Times-Bold" style:font-size-asian="11pt" style:font-weight-asian="bold" style:font-name-complex="Times-Bold" style:font-size-complex="11pt" style:font-weight-complex="bold"/>
    </style:style>
    <style:style style:name="T38" style:family="text">
      <style:text-properties fo:font-size="11pt" fo:language="pl" fo:country="PL" style:font-name-asian="TTE18802A0t00" style:font-size-asian="11pt" style:font-name-complex="TTE18802A0t00" style:font-size-complex="11pt"/>
    </style:style>
    <style:style style:name="T39" style:family="text">
      <style:text-properties fo:font-size="11pt" style:font-name-asian="Times-Bold" style:font-size-asian="11pt" style:font-name-complex="Times-Bold" style:font-size-complex="11pt" style:font-weight-complex="bold"/>
    </style:style>
    <style:style style:name="T40" style:family="text">
      <style:text-properties fo:color="#ff00ff" fo:font-size="11pt" style:font-name-asian="TTE18802A0t00" style:font-size-asian="11pt" style:font-name-complex="TTE18802A0t00" style:font-size-complex="11pt"/>
    </style:style>
    <style:style style:name="T41" style:family="text">
      <style:text-properties fo:color="#ff00ff" fo:font-size="11pt" style:font-name-asian="Times-Roman" style:font-size-asian="11pt" style:font-name-complex="Times-Roman" style:font-size-complex="11pt"/>
    </style:style>
    <style:style style:name="T42" style:family="text">
      <style:text-properties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3">Umowa pożyczki gotówkowej</text:span><text:span text:style-name="T4"> </text:span><text:span text:style-name="T6">{{loan_id_number}}</text:span></text:p>
      <text:p text:style-name="P4"><draw:frame text:anchor-type="paragraph" draw:z-index="0" draw:style-name="gr1" draw:text-style-name="P33" svg:width="2.2776in" svg:height="0.1925in" svg:x="1.098in" svg:y="0.1709in"><draw:text-box><text:p text:style-name="P32"><text:span text:style-name="T42">{{loan_day_of_conclusion}}</text:span></text:p></draw:text-box></draw:frame><draw:frame text:anchor-type="paragraph" draw:z-index="1" draw:style-name="gr1" draw:text-style-name="P33" svg:width="2.1378in" svg:height="0.1925in" svg:x="3.5882in" svg:y="0.1709in"><draw:text-box><text:p text:style-name="P32"><text:span text:style-name="T42">{{loan_place_of_conclusion}}</text:span></text:p></draw:text-box></draw:frame></text:p>
      <text:p text:style-name="P5">Zawarta w dniu ....................................................... w ................................................... pomiędzy:</text:p>
      <text:p text:style-name="P7"/>
      <text:p text:style-name="P7"><draw:frame text:anchor-type="paragraph" draw:z-index="2" draw:style-name="gr1" draw:text-style-name="P33" svg:width="2.4331in" svg:height="0.1925in" svg:x="0.7626in" svg:y="0.1165in"><draw:text-box><text:p text:style-name="P32"><text:span text:style-name="T42">{{borrower_last_name}}</text:span></text:p></draw:text-box></draw:frame><draw:frame text:anchor-type="paragraph" draw:z-index="3" draw:style-name="gr1" draw:text-style-name="P33" svg:width="2.7161in" svg:height="0.1925in" svg:x="3.6291in" svg:y="0.1165in"><draw:text-box><text:p text:style-name="P32"><text:span text:style-name="T42">{{borrower_first_name}}</text:span></text:p></draw:text-box></draw:frame><draw:frame text:anchor-type="paragraph" draw:z-index="8" draw:style-name="gr1" draw:text-style-name="P33" svg:width="2.7161in" svg:height="0.1925in" svg:x="3.6291in" svg:y="2.0272in"><draw:text-box><text:p text:style-name="P32"><text:span text:style-name="T42">{{guarantor_first_name}}</text:span></text:p></draw:text-box></draw:frame></text:p>
      <text:p text:style-name="P20"><text:span text:style-name="T7">Nazwisko</text:span><text:span text:style-name="T8"> </text:span><text:span text:style-name="T7">............................................................ Imię</text:span><text:span text:style-name="T10"> </text:span><text:span text:style-name="T7">..................................................................</text:span></text:p>
      <text:p text:style-name="P7"><draw:frame text:anchor-type="paragraph" draw:z-index="4" draw:style-name="gr1" draw:text-style-name="P33" svg:width="5.7496in" svg:height="0.1925in" svg:x="0.4756in" svg:y="0.1075in"><draw:text-box><text:p text:style-name="P32"><text:span text:style-name="T42">{{borrower_address}}</text:span></text:p></draw:text-box></draw:frame><draw:frame text:anchor-type="paragraph" draw:z-index="9" draw:style-name="gr1" draw:text-style-name="P33" svg:width="5.7496in" svg:height="0.1925in" svg:x="0.4756in" svg:y="2.0374in"><draw:text-box><text:p text:style-name="P32"><text:span text:style-name="T42">{{guarantor_address}}</text:span></text:p></draw:text-box></draw:frame></text:p>
      <text:p text:style-name="P20"><text:span text:style-name="T24">A</text:span><text:span text:style-name="T7">dres ...........................................................................................................................................</text:span></text:p>
      <text:p text:style-name="P7"><draw:frame text:anchor-type="paragraph" draw:z-index="5" draw:style-name="gr1" draw:text-style-name="P33" svg:width="2.3669in" svg:height="0.1925in" svg:x="0.7709in" svg:y="0.1181in"><draw:text-box><text:p text:style-name="P32"><text:span text:style-name="T42">{{borrower_id_series_number}}</text:span></text:p></draw:text-box></draw:frame><draw:frame text:anchor-type="paragraph" draw:z-index="6" draw:style-name="gr1" draw:text-style-name="P33" svg:width="2.8098in" svg:height="0.1925in" svg:x="3.5957in" svg:y="0.1181in"><draw:text-box><text:p text:style-name="P32"><text:span text:style-name="T42">{{borrower_pesel}}</text:span></text:p></draw:text-box></draw:frame><draw:frame text:anchor-type="paragraph" draw:z-index="10" draw:style-name="gr1" draw:text-style-name="P33" svg:width="2.3669in" svg:height="0.1925in" svg:x="0.7709in" svg:y="2.0283in"><draw:text-box><text:p text:style-name="P32"><text:span text:style-name="T42">{{guarantor_id_series_number}}</text:span></text:p></draw:text-box></draw:frame><draw:frame text:anchor-type="paragraph" draw:z-index="11" draw:style-name="gr1" draw:text-style-name="P33" svg:width="2.8098in" svg:height="0.1925in" svg:x="3.5957in" svg:y="2.0283in"><draw:text-box><text:p text:style-name="P32"><text:span text:style-name="T42">{{guarantor_pesel}}</text:span></text:p></draw:text-box></draw:frame></text:p>
      <text:p text:style-name="P20"><text:span text:style-name="T24">D</text:span><text:span text:style-name="T7">ow. Osob......................................................... Pesel ....................................................................</text:span></text:p>
      <text:p text:style-name="P7"/>
      <text:p text:style-name="P5">zwanym dalej Pożyczkobiorcą, <text:s/></text:p>
      <text:p text:style-name="P7"/>
      <text:p text:style-name="P7">oraz</text:p>
      <text:p text:style-name="P7"><draw:frame text:anchor-type="paragraph" draw:z-index="7" draw:style-name="gr1" draw:text-style-name="P33" svg:width="2.4331in" svg:height="0.1925in" svg:x="0.7437in" svg:y="0.1193in"><draw:text-box><text:p text:style-name="P32"><text:span text:style-name="T42">{{guarantor_last_name}}</text:span></text:p></draw:text-box></draw:frame></text:p>
      <text:p text:style-name="P20"><text:span text:style-name="T7">Nazwisko</text:span><text:span text:style-name="T8"> </text:span><text:span text:style-name="T7">............................................................ Imię</text:span><text:span text:style-name="T10"> </text:span><text:span text:style-name="T7">..................................................................</text:span></text:p>
      <text:p text:style-name="P7"/>
      <text:p text:style-name="P20"><text:span text:style-name="T24">A</text:span><text:span text:style-name="T7">dres ...........................................................................................................................................</text:span></text:p>
      <text:p text:style-name="P7"/>
      <text:p text:style-name="P20"><text:span text:style-name="T24">D</text:span><text:span text:style-name="T7">ow. Osob......................................................... Pesel ....................................................................</text:span></text:p>
      <text:p text:style-name="P7"/>
      <text:p text:style-name="P7">zwanym dalej Poręczycielem, </text:p>
      <text:p text:style-name="P7"/>
      <text:p text:style-name="P5">a</text:p>
      <text:p text:style-name="P7"/>
      <text:p text:style-name="P20"><text:span text:style-name="T9">Adamem Tesznerem</text:span><text:span text:style-name="T8"> (Adam Teszner) prowadzącym działalność gospodarczą pod firmą Adam Teszner z siedzibą w Żorach, os. Powstańców Śląskich 15B/4, NIP 6511624621, REGON 243675646, </text:span><text:span text:style-name="T7"><text:s/></text:span></text:p>
      <text:p text:style-name="P7"/>
      <text:p text:style-name="P5">zwanym <text:s/>dalej <text:s/>Pożyczkodawcą, <text:s/></text:p>
      <text:p text:style-name="P7"/>
      <text:p text:style-name="P20"><text:span text:style-name="T7">o nast</text:span><text:span text:style-name="T10">ę</text:span><text:span text:style-name="T7">pującej treści:</text:span></text:p>
      <text:p text:style-name="P7"/>
      <text:p text:style-name="P8">§ <text:s/>1</text:p>
      <text:p text:style-name="P8">Przedmiot umowy</text:p>
      <text:p text:style-name="P20"><text:span text:style-name="T13">Przedmiotem <text:s/>umowy <text:s/>jest <text:s/>udzielenie <text:s/>Pożyczkobiorcy <text:s/>przez <text:s/>Pożyczkodawcę</text:span><text:span text:style-name="T14"> <text:s/></text:span><text:span text:style-name="T13">pożyczki <text:s/>gotówkowej</text:span><text:span text:style-name="T15"> </text:span><text:span text:style-name="T13">w kwocie: <text:s/></text:span><text:span text:style-name="T16">600</text:span><text:span text:style-name="T13"> <text:s/>zł</text:span><text:span text:style-name="T15">.</text:span><text:span text:style-name="T13"> <text:s/>( słownie:</text:span><text:span text:style-name="T15"> sześćset</text:span><text:span text:style-name="T16"> </text:span><text:span text:style-name="T13"><text:s/>złotych ) na <text:s/>okres <text:s/>od <text:s/>dnia <text:s/></text:span><text:span text:style-name="T16">30.06.2015</text:span><text:span text:style-name="T13"> <text:s/>do <text:s/>dnia <text:s/></text:span><text:span text:style-name="T16">30.09.2015</text:span><text:span text:style-name="T13"> <text:s/></text:span><text:span text:style-name="T15">(czas obowiązywania umowy) </text:span><text:span text:style-name="T13">na <text:s/>zasadach określonych <text:s/>w <text:s/>niniejszej <text:s/>umowie.</text:span></text:p>
      <text:p text:style-name="P16"/>
      <text:p text:style-name="P8">§ <text:s/>2</text:p>
      <text:p text:style-name="P8">Wypłata pożyczki</text:p>
      <text:p text:style-name="P20"><text:span text:style-name="T13">1. Postawienie <text:s/>do <text:s/>dyspozycji <text:s/>Pożyczkobiorcy <text:s/>kwoty <text:s/>pożyczki <text:s/></text:span><text:span text:style-name="T15">następuje z dniem zawarcia niniejszej umowy poprzez</text:span><text:span text:style-name="T13"> </text:span><text:span text:style-name="T15">przekazanie gotówki w miejscu zamieszkania Pożyczkobiorcy. </text:span><text:span text:style-name="T13"><text:s/></text:span></text:p>
      <text:p text:style-name="P20"><text:span text:style-name="T13">2. <text:s/>Pożyczkobiorca <text:s/></text:span><text:span text:style-name="T15">potwierdza, iż z dniem zawarcia niniejszej umowy otrzymał</text:span><text:span text:style-name="T13"> <text:s/>pożyczk</text:span><text:span text:style-name="T15">ę</text:span><text:span text:style-name="T13"> <text:s/></text:span><text:span text:style-name="T15">gotówkową w wysokości </text:span><text:span text:style-name="T16">600 </text:span><text:span text:style-name="T15">złotych.</text:span></text:p>
      <text:p text:style-name="P20"><text:span text:style-name="T18">3. Całkowita kwota pożyczki wynosi </text:span><text:span text:style-name="T17">600 </text:span><text:span text:style-name="T18">złotych.</text:span></text:p>
      <text:p text:style-name="P20"><text:span text:style-name="T15">4. Całkowita kwota do zapłaty przez Pożyczkobiorcę (suma całkowitego kosztu pożyczki i całkowitej kwoty pożyczki) wynosi </text:span><text:span text:style-name="T16">900 </text:span><text:span text:style-name="T15">złotych w </text:span><text:span text:style-name="T16">3 równych ratach po 300 zł</text:span><text:span text:style-name="T15">.</text:span></text:p>
      <text:p text:style-name="P17"/>
      <text:p text:style-name="P8">§ <text:s/>3</text:p>
      <text:p text:style-name="P9">Zwrot <text:s/>pożyczki</text:p>
      <text:p text:style-name="P20"><text:span text:style-name="T13">1. <text:s/>Pożyczkobiorca <text:s/>zobowiązuje <text:s/>się</text:span><text:span text:style-name="T14"> <text:s/></text:span><text:span text:style-name="T13">zwrócić</text:span><text:span text:style-name="T14"> </text:span><text:span text:style-name="T30">całą</text:span><text:span text:style-name="T14"> </text:span><text:span text:style-name="T13">kwotę</text:span><text:span text:style-name="T14"> <text:s/>pożyczki <text:s/>wraz <text:s/>z <text:s/>należnymi <text:s/>odsetkami <text:s text:c="13"/>w <text:s/>terminach <text:s/>i <text:s/></text:span><text:span text:style-name="T30">w</text:span><text:span text:style-name="T40"> </text:span><text:span text:style-name="T14">kwotach <text:s/>określonych <text:s/>w <text:s/>harmonogramie <text:s/>spłat, <text:s/>który <text:s/>jest <text:s/>integralną <text:s/>częścią <text:s/>umowy <text:s/>i <text:s/></text:span><text:soft-page-break/><text:span text:style-name="T14">stanowi <text:s/>załącznik <text:s/>nr <text:s/>1 <text:s/>do <text:s/>niniejszej <text:s/>umowy</text:span><text:span text:style-name="T13">.</text:span></text:p>
      <text:p text:style-name="P20"><text:span text:style-name="T13">2. Pożyczkobiorca <text:s/>zobowiązuje <text:s/>się</text:span><text:span text:style-name="T14"> <text:s/></text:span><text:span text:style-name="T13">zwrócić </text:span><text:span text:style-name="T14"><text:s/></text:span><text:span text:style-name="T13">kwotę</text:span><text:span text:style-name="T14"> <text:s/></text:span><text:span text:style-name="T13">pożyczki:</text:span></text:p>
      <text:p text:style-name="P20"><text:span text:style-name="T13">- przelewem <text:s/>na <text:s/>rachunek <text:s/>bankowy <text:s/>nr</text:span><text:span text:style-name="T15">: </text:span><text:span text:style-name="T16">94 1050 1676 1000 0092 1110 6456</text:span><text:span text:style-name="T15"> prowadzony przez ING Bank Śląski S.A. z siedzibą w Katowicach, przy ul. Sokolskiej 34, 40-086 Katowice</text:span><text:span text:style-name="T13"> <text:s/>lub</text:span></text:p>
      <text:p text:style-name="P20"><text:span text:style-name="T13">- gotówką</text:span><text:span text:style-name="T14"> <text:s/></text:span><text:span text:style-name="T15">do rąk Pożyczkodawcy bądź pełnomocnika Pożyczkodawcy. </text:span></text:p>
      <text:p text:style-name="P20"><text:span text:style-name="T29">3.</text:span><text:span text:style-name="T13"> Zwrot <text:s/>raty <text:s/>pożyczki <text:s/>powinien <text:s/>nastąpić</text:span><text:span text:style-name="T14"> <text:s/></text:span><text:span text:style-name="T13">w <text:s/>dniu <text:s/>wyznaczonym <text:s/>do <text:s/>spłaty. <text:s/>W <text:s/>przypadku,</text:span><text:span text:style-name="T41"> </text:span><text:span text:style-name="T13"><text:s/>gdy <text:s/>termin zapłaty <text:s/>przypada <text:s/>na <text:s/>dzień</text:span><text:span text:style-name="T14"> <text:s/></text:span><text:span text:style-name="T13">wolny <text:s/>od <text:s/>pracy, </text:span><text:span text:style-name="T15"><text:s/></text:span><text:span text:style-name="T13">termin <text:s/>ten <text:s/>upływa <text:s/>w <text:s/>pierwszym <text:s/>dniu <text:s/>roboczym, przypadaj</text:span><text:span text:style-name="T19">ą</text:span><text:span text:style-name="T13">cym <text:s/>po <text:s/>tym <text:s/>dniu.</text:span></text:p>
      <text:p text:style-name="P20"><text:span text:style-name="T29">4.</text:span><text:span text:style-name="T13"> W <text:s/>przypadku <text:s/>przelewu <text:s/>na <text:s/>rachunek <text:s/>bankowy <text:s/>- <text:s/>za <text:s/>dzień</text:span><text:span text:style-name="T14"> <text:s/></text:span><text:span text:style-name="T13">zwrotu <text:s/>raty <text:s/>pożyczki <text:s/>uznaje <text:s/>się</text:span><text:span text:style-name="T14"> <text:s/></text:span><text:span text:style-name="T13">dzień</text:span><text:span text:style-name="T14"> <text:s/></text:span><text:span text:style-name="T13">wpływu <text:s/>środków <text:s/>na <text:s/>rachunek <text:s/>bankowy <text:s/>Pożyczkodawcy.</text:span></text:p>
      <text:p text:style-name="P20"><text:span text:style-name="T13">5. Pożyczkodawca dokonywane przez Pożyczkobiorcę spłaty będzie zaliczał</text:span><text:span text:style-name="T14"> </text:span><text:span text:style-name="T13">w nast</text:span><text:span text:style-name="T19">ę</text:span><text:span text:style-name="T13">puj</text:span><text:span text:style-name="T14">ą</text:span><text:span text:style-name="T13">cej kolejności: </text:span><text:span text:style-name="T15">prowizja, </text:span><text:span text:style-name="T13">odsetki, kapitał.</text:span></text:p>
      <text:p text:style-name="P10">6. Pożyczkobiorca ma prawo przez cały okres obowiązywania niniejszej umowy do otrzymania, na swój wniosek, w każdym czasie bezpłatnie harmonogramu spłaty.</text:p>
      <text:p text:style-name="P15"/>
      <text:p text:style-name="P9">§ <text:s/>4</text:p>
      <text:p text:style-name="P3"><text:span text:style-name="T35">S</text:span><text:span text:style-name="T27">płaty <text:s/>pożyczki</text:span><text:span text:style-name="T35"> przed terminem</text:span></text:p>
      <text:p text:style-name="P24">1. Pożyczkobiorca ma prawo w każdym czasie do spłaty całości lub części pożyczki przed terminem określonym w umowie.</text:p>
      <text:p text:style-name="P26">2. W przypadku spłaty całości pożyczki przed terminem określonym w umowie, Pożyczkobiorca nie jest zobowiązany do zapłaty odsetek od kwoty wcześniej spłaconej za okres pozostały do końca obowiązywania umowy.</text:p>
      <text:p text:style-name="P26">3. W przypadku spłaty części pożyczki przed terminem określonym w umowie, ust. 2 stosuje się odpowiednio. </text:p>
      <text:p text:style-name="P20"><text:span text:style-name="T32">4</text:span><text:span text:style-name="T29">. Pożyczkodawca <text:s/>dokona <text:s/>rozliczenia <text:s/>pożyczki <text:s/>w <text:s/>terminie <text:s/>14 <text:s/>dni <text:s/>od <text:s/>dnia <text:s/>dokonania jej wcześniejszej spłaty w całoś</text:span><text:span text:style-name="T13">ci.</text:span></text:p>
      <text:p text:style-name="P20"><text:span text:style-name="T15">5</text:span><text:span text:style-name="T13">. Pożyczkodawca <text:s/>nie <text:s/>zastrzega <text:s/>na <text:s/>swoją <text:s/>rzecz <text:s/>żadnej <text:s/>prowizji <text:s/>za <text:s/>dokonanie <text:s/>przez <text:s/>Pożyczkobiorcę <text:s/>spłaty <text:s/>pożyczki <text:s/>przed <text:s/>terminem.</text:span></text:p>
      <text:p text:style-name="P8"/>
      <text:p text:style-name="P8">§ <text:s/>5</text:p>
      <text:p text:style-name="P8">Oprocentowanie <text:s/>pożyczki</text:p>
      <text:p text:style-name="P20"><text:span text:style-name="T13">1. <text:s/>Pożyczka <text:s/>jest <text:s/>oprocentowana <text:s/>według <text:s/></text:span><text:span text:style-name="T15">stałej</text:span><text:span text:style-name="T13"> <text:s/>stopy <text:s/>procentowej</text:span><text:span text:style-name="T15"> wynoszącej 8 % </text:span><text:span text:style-name="T13">w <text:s/>stosunku <text:s/>rocznym. <text:s/></text:span></text:p>
      <text:p text:style-name="P20"><text:span text:style-name="T32">2</text:span><text:span text:style-name="T29">. <text:s/></text:span><text:span text:style-name="T32">Ł</text:span><text:span text:style-name="T29">ączny <text:s/>koszt <text:s/>odsetek <text:s/>wynosi </text:span><text:span text:style-name="T34">11,97 </text:span><text:span text:style-name="T29">złotych</text:span><text:span text:style-name="T32">. </text:span><text:span text:style-name="T29"><text:s/></text:span></text:p>
      <text:p text:style-name="P20"><text:span text:style-name="T15">3</text:span><text:span text:style-name="T13">. <text:s/>Rzeczywista roczna stopa </text:span><text:span text:style-name="T15">o</text:span><text:span text:style-name="T13">procentowa</text:span><text:span text:style-name="T15">nia</text:span><text:span text:style-name="T13"> </text:span><text:span text:style-name="T15">(RRSO) </text:span><text:span text:style-name="T13">wynosi: </text:span><text:span text:style-name="T15">1158,9</text:span><text:span text:style-name="T13"> % w stosunku rocznym.</text:span></text:p>
      <text:p text:style-name="P12"/>
      <text:p text:style-name="P3"><text:span text:style-name="T12">§ <text:s/></text:span><text:span text:style-name="T35">6</text:span></text:p>
      <text:p text:style-name="P9">Rozliczenie <text:s/>pożyczki</text:p>
      <text:p text:style-name="P10">1. <text:s/>Spłata <text:s/>całej <text:s/>kwoty <text:s/>pożyczki <text:s/>wraz <text:s/>z <text:s/>należnymi <text:s/>odsetkami <text:s/>i <text:s/>ewentualnymi <text:s/>kosztami <text:s/>powoduje wygaśnięcie <text:s/>niniejszej <text:s/>umowy.</text:p>
      <text:p text:style-name="P20"><text:span text:style-name="T13">2. <text:s/>Ostateczne <text:s/>rozliczenie <text:s/>z <text:s/>Pożyczkobiorcą </text:span><text:span text:style-name="T14"><text:s/></text:span><text:span text:style-name="T13">z <text:s/>tytułu <text:s/>ewentualnej <text:s/>nadpłaty <text:s/>lub <text:s/>niedopłaty <text:s/>nastąpi <text:s/>w <text:s/>terminie <text:s/>14 <text:s/>dni <text:s/>po <text:s/>dokonaniu <text:s/>całkowitej <text:s/>spłaty <text:s/>pożyczki. <text:s/>O <text:s/>powstałej <text:s/>niedopłacie <text:s/>lub <text:s/>nadpłacie <text:s/>Pożyczkodawc</text:span><text:span text:style-name="T15">a</text:span><text:span text:style-name="T13"> <text:s/>zawiadomi Pożyczkobiorcę</text:span><text:span text:style-name="T14"> <text:s/></text:span><text:span text:style-name="T13">na <text:s/>piśmie.</text:span></text:p>
      <text:p text:style-name="P8"/>
      <text:p text:style-name="P3"><text:span text:style-name="T11">§ <text:s/></text:span><text:span text:style-name="T17">7</text:span></text:p>
      <text:p text:style-name="P8">Niespłacenie <text:s/>w <text:s/>terminie</text:p>
      <text:p text:style-name="P10">1. <text:s/>Niespłacenie <text:s/>raty <text:s/>pożyczki <text:s/>w <text:s/>całości <text:s/>lub <text:s/>w <text:s/>części <text:s/>w <text:s/>ustalonym <text:s/>terminie <text:s/>powoduje <text:s/>uznanie <text:s/>niespłaconej <text:s/>kwoty <text:s/>za <text:s/>zadłużenie <text:s/>przeterminowane.</text:p>
      <text:p text:style-name="P20"><text:span text:style-name="T13">2. <text:s/>Od <text:s/>kwoty <text:s/>niespłaconego <text:s/>w <text:s/>terminie <text:s/>zadłużenia <text:s/>przeterminowanego <text:s/>Pożyczkodawca <text:s/>nalicza odsetki <text:s/>według <text:s/>zmiennej <text:s/>stopy <text:s/>procentowej, <text:s/>stanowiącej <text:s/>czterokrotność</text:span><text:span text:style-name="T14"> <text:s/></text:span><text:span text:style-name="T13">kredytu <text:s/>lombardowego <text:s/>NBP.</text:span><text:span text:style-name="T15"> </text:span><text:span text:style-name="T13">Zmiana <text:s/>oprocentowania <text:s/>zadłużenia przeterminowanego może <text:s/>nastąpić <text:s/>tylko <text:s/>w <text:s/>przypadku <text:s/>zmiany <text:s/>stopy <text:s/>procentowej <text:s/>kredytu lombardowego <text:s/>NBP. <text:s/></text:span></text:p>
      <text:p text:style-name="P20"><text:span text:style-name="T13">3. W <text:s/>dniu <text:s/>zawarcia <text:s/>umowy <text:s/>odsetki <text:s/>od <text:s/>zadłużenia <text:s/>przeterminowanego <text:s/>wynoszą </text:span><text:span text:style-name="T15">10 %</text:span><text:span text:style-name="T13"> w stosunku <text:s/>rocznym.</text:span></text:p>
      <text:p text:style-name="P20"><text:span text:style-name="T13">4. W <text:s/>przypadku <text:s/>powstania <text:s/>zadłużenia <text:s/>przeterminowanego <text:s/>spłaty <text:s/>zalicza <text:s/>się</text:span><text:span text:style-name="T14"> <text:s/></text:span><text:span text:style-name="T13">w <text:s/></text:span><text:span text:style-name="T29">nast</text:span><text:span text:style-name="T30">ę</text:span><text:span text:style-name="T29">puj</text:span><text:span text:style-name="T30">ą</text:span><text:span text:style-name="T29">cej </text:span><text:span text:style-name="T13"><text:s/>kolejności: <text:s/>koszty, </text:span><text:span text:style-name="T15">prowizja,</text:span><text:span text:style-name="T13"> odsetki, <text:s/>kapitał.</text:span></text:p>
      <text:p text:style-name="P13">5. Za <text:s/>dokonanie <text:s/>spłaty <text:s/>raty <text:s/>pożyczki <text:s/>przyjmuje się wpływ <text:s/>środków <text:s/>na <text:s/>rachunek <text:s/>wskazany w <text:s/>umowie.</text:p>
      <text:p text:style-name="P11"/>
      <text:p text:style-name="P16"><text:soft-page-break/></text:p>
      <text:p text:style-name="P3"><text:span text:style-name="T11">§ </text:span><text:span text:style-name="T20"><text:s/></text:span><text:span text:style-name="T37">8</text:span></text:p>
      <text:p text:style-name="P3"><text:span text:style-name="T26">W</text:span><text:span text:style-name="T11">ypowiedzenie <text:s/>umowy</text:span></text:p>
      <text:p text:style-name="P20"><text:span text:style-name="T18">1. Pożyczkodawca ma prawo wypowiedzieć umowę w formie pisemnej z zachowaniem 30- dniowego okresu wypowiedzenia w sytuacji niespłacenia przez Pożyczkobiorcę </text:span><text:span text:style-name="T33">raty </text:span><text:span text:style-name="T18">pożyczki w pełnej wysokości.</text:span></text:p>
      <text:p text:style-name="P20"><text:span text:style-name="T28">2. <text:s/></text:span><text:span text:style-name="T31">Jeżeli Pożyczkobiorca nie spłaci swoich zobowiązań wobec Pożyczkodawcy w terminie wskazanym w wypowiedzeniu cała pozostała do spłaty kwota pożyczki wraz z należnymi odsetkami staje się wymagalna, a Pożyczkodawca może przystąpić do zaspokojenia swoich wierzytelności z tytułu umowy w postępowaniu sądowym.</text:span></text:p>
      <text:p text:style-name="P23">3. <text:s/>W <text:s/>następnym <text:s/>dniu <text:s/>po <text:s/>upływie <text:s/>okresu <text:s/>wypowiedzenia, <text:s/>cała <text:s/>pozostała <text:s/>do <text:s/>spłaty <text:s/>kwota <text:s/>pożyczki <text:s/>staje <text:s/>się <text:s/>zadłużeniem <text:s/>przeterminowanym.</text:p>
      <text:p text:style-name="P23"><text:s/></text:p>
      <text:p text:style-name="P25"/>
      <text:p text:style-name="P3"><text:span text:style-name="T25">§ <text:s/></text:span><text:span text:style-name="T36">9</text:span></text:p>
      <text:p text:style-name="P27">Koszty pożyczki</text:p>
      <text:p text:style-name="P20"><text:span text:style-name="T15">1</text:span><text:span text:style-name="T13">. </text:span><text:span text:style-name="T15">Prowizja to wszelkie koszty związane z zawarciem niniejszej umowy, w tym postawienie pożyczki do dyspozycji Pożyczkobiorcy w jego miejscu zamieszkania. Całkowita kwota prowizji wynosi </text:span><text:span text:style-name="T16">288,03</text:span><text:span text:style-name="T15"> zł. </text:span></text:p>
      <text:p text:style-name="P20"><text:span text:style-name="T15">2. O</text:span><text:span text:style-name="T13">dset</text:span><text:span text:style-name="T15">ki</text:span><text:span text:style-name="T13"> <text:s/>należn</text:span><text:span text:style-name="T15">e</text:span><text:span text:style-name="T13"> <text:s/>za <text:s/>cały <text:s/>okres <text:s/>obowiązywania <text:s/>umowy <text:s/></text:span><text:span text:style-name="T15">wynoszą</text:span><text:span text:style-name="T13"> <text:s/></text:span><text:span text:style-name="T16">11,97</text:span><text:span text:style-name="T13"> <text:s/>złotych</text:span><text:span text:style-name="T15">,</text:span><text:span text:style-name="T13"> <text:s/></text:span></text:p>
      <text:p text:style-name="P20"><text:span text:style-name="T15">3. </text:span><text:span text:style-name="T13">Całkowit</text:span><text:span text:style-name="T15">y</text:span><text:span text:style-name="T13"> koszt pożyczki, <text:s/>któr</text:span><text:span text:style-name="T15">y</text:span><text:span text:style-name="T13"> <text:s/>Pożyczkobiorca <text:s/>zobowiązany <text:s/>jest <text:s/>ponieść <text:s/>w <text:s/>związku <text:s/>z <text:s/>zawartą <text:s/>umową <text:s/>pożyczki</text:span><text:span text:style-name="T15">, </text:span><text:span text:style-name="T13">na <text:s/>któr</text:span><text:span text:style-name="T38">y</text:span><text:span text:style-name="T14"> <text:s/></text:span><text:span text:style-name="T13">składa <text:s/>się</text:span><text:span text:style-name="T14"> </text:span><text:span text:style-name="T15">prowizja oraz</text:span><text:span text:style-name="T13"> odset</text:span><text:span text:style-name="T15">ki,</text:span><text:span text:style-name="T13"> <text:s/>wynosi: </text:span><text:span text:style-name="T16">300</text:span><text:span text:style-name="T13"> zł.</text:span></text:p>
      <text:p text:style-name="P20"><text:span text:style-name="T15">4</text:span><text:span text:style-name="T13">. W związku z zawarciem niniejszej umowy nie przewiduje się konieczności poniesienia przez Pożyczkobiorcę opłat notarialnych.</text:span></text:p>
      <text:p text:style-name="P13"/>
      <text:p text:style-name="P13"/>
      <text:p text:style-name="P3"><text:span text:style-name="T11">§ <text:s/></text:span><text:span text:style-name="T26">1</text:span><text:span text:style-name="T37">0</text:span></text:p>
      <text:p text:style-name="P3"><text:span text:style-name="T26">P</text:span><text:span text:style-name="T11">rawo <text:s/>do <text:s/>odstąpienia <text:s/>od <text:s/>umowy</text:span></text:p>
      <text:p text:style-name="P20"><text:span text:style-name="T15">1. </text:span><text:span text:style-name="T13">Pożyczkobiorca <text:s/>ma <text:s/>prawo</text:span><text:span text:style-name="T15">, bez podania przyczyny,</text:span><text:span text:style-name="T13"> <text:s/>do <text:s/>odstąpienia <text:s/>od <text:s/>umowy <text:s/>pożyczki <text:s/>w <text:s/>terminie <text:s/>14 <text:s/>dni <text:s/>od <text:s/></text:span><text:span text:style-name="T15">dnia </text:span><text:span text:style-name="T13">zawarcia</text:span><text:span text:style-name="T15"> umowy.</text:span><text:span text:style-name="T13"> </text:span></text:p>
      <text:p text:style-name="P20"><text:span text:style-name="T15">2. W</text:span><text:span text:style-name="T13">zór </text:span><text:span text:style-name="T15">oświadczenia o odstąpieniu od umowy </text:span><text:span text:style-name="T13">stanowi <text:s/>załącznik <text:s/>nr <text:s/>2 <text:s/>do <text:s/>niniejszej <text:s/>umowy.</text:span></text:p>
      <text:p text:style-name="P20"><text:span text:style-name="T15">3</text:span><text:span text:style-name="T13">. <text:s/>Termin <text:s/>do <text:s/>odstąpienia <text:s/>jest <text:s/>zachowany, <text:s/>jeżeli <text:s/>Pożyczkobiorca <text:s/>przed <text:s/>jego <text:s/>upływem złoży </text:span><text:span text:style-name="T15">na adres Pożyczkodawcy (os. Powstańców Śląskich 15B/4, 44 – 240 Żory) oświadczenie o odstąpieniu od umowy. </text:span><text:span text:style-name="T13"><text:s/></text:span></text:p>
      <text:p text:style-name="P20"><text:span text:style-name="T15">4. </text:span><text:span text:style-name="T13">Dla zachowania terminu</text:span><text:span text:style-name="T15">, o którym mowa w ust. 3, </text:span><text:span text:style-name="T13">wystarczające jest wysłanie oświadczenia </text:span><text:span text:style-name="T15">przed jego upływem.</text:span></text:p>
      <text:p text:style-name="P20"><text:span text:style-name="T15">5</text:span><text:span text:style-name="T13">. <text:s/>Pożyczkobiorca <text:s/>nie ponosi <text:s/>kosztów <text:s/>związanych <text:s/>z <text:s/>odstąpieniem <text:s/>od <text:s/>umowy <text:s/>pożyczki, <text:s/>z <text:s/>wyjątkiem <text:s/>odsetek <text:s/>za <text:s/>okres <text:s/>od dnia <text:s/>wypłaty <text:s/>pożyczki <text:s/>do <text:s/>dnia <text:s/>spłaty</text:span><text:span text:style-name="T15"> pożyczki</text:span><text:span text:style-name="T13">. <text:s/>Odsetki <text:s/>należne <text:s/>Pożyczkodawcy <text:s/>wynoszą <text:s/>w <text:s/>stosunku dziennym <text:s/></text:span><text:span text:style-name="T16">0,13</text:span><text:span text:style-name="T13"> zł.</text:span></text:p>
      <text:p text:style-name="P20"><text:span text:style-name="T15">6</text:span><text:span text:style-name="T13">. <text:s/>Pożyczkobiorca <text:s text:c="3"/>zwraca <text:s/>niezwłocznie Pożyczkodawcy <text:s/>kwotę </text:span><text:span text:style-name="T15">udostępnionej</text:span><text:span text:style-name="T13"> pożyczki <text:s/>wraz <text:s/>z <text:s/>odsetkami, </text:span><text:span text:style-name="T15">o których mowa w ust. 5, </text:span><text:span text:style-name="T13"><text:s/>nie później <text:s/>niż <text:s/>w <text:s/>terminie <text:s/>30 <text:s/>dni <text:s/>od <text:s/>dnia <text:s/>złożenia <text:s/>oświadczenia <text:s/>o <text:s/>odstąpieniu <text:s/>od <text:s/>umowy <text:s/>pożyczki. </text:span></text:p>
      <text:p text:style-name="P20"><text:span text:style-name="T15">7</text:span><text:span text:style-name="T13">. <text:s/>Dniem <text:s/>spłaty <text:s/>pożyczki <text:s/>jest <text:s/>dzień <text:s/>przekazania <text:s/>środków <text:s/>pieniężnych <text:s/>przez <text:s/>Pożyczkobiorcę Pożyczkodawcy.</text:span></text:p>
      <text:p text:style-name="P11"/>
      <text:p text:style-name="P3"><text:span text:style-name="T11">§ <text:s/></text:span><text:span text:style-name="T26">1</text:span><text:span text:style-name="T37">1</text:span></text:p>
      <text:p text:style-name="P3"><text:span text:style-name="T26">P</text:span><text:span text:style-name="T11">ostępowanie <text:s/>w <text:s/>przypadku <text:s/>niespłacania <text:s/>rat <text:s/>pożyczki</text:span></text:p>
      <text:p text:style-name="P20"><text:span text:style-name="T13">1. W <text:s/>przypadku <text:s/></text:span><text:span text:style-name="T29">niezapłacenia </text:span><text:span text:style-name="T13"><text:s/>przez <text:s/>Pożyczkobiorcę </text:span><text:span text:style-name="T15"><text:s/>pełnej </text:span><text:span text:style-name="T13">raty <text:s/>pożyczki <text:s/>w <text:s/>terminie <text:s/>określonym <text:s/>w harmonogramie <text:s/>spłaty <text:s/>pożyczki, Pożyczkodawc</text:span><text:span text:style-name="T15">a</text:span><text:span text:style-name="T13"> <text:s/></text:span><text:span text:style-name="T15">po <text:s/>upływie <text:s/>3</text:span><text:span text:style-name="T13"> <text:s/>dni <text:s/>od <text:s/>terminu <text:s/>płatności <text:s/>raty <text:s/>pożyczki <text:s/>wezwie <text:s/>Pożyczkobiorcę <text:s/>do <text:s/>zapłaty <text:s/></text:span><text:span text:style-name="T15">zaległej raty</text:span><text:span text:style-name="T13">. <text:s/>Koszt <text:s/>wezwania <text:s/>do <text:s/>zapłaty <text:s/>ponosi <text:s/>Pożyczkobiorca. <text:s/></text:span></text:p>
      <text:p text:style-name="P20"><text:span text:style-name="T15">2</text:span><text:span text:style-name="T13">. <text:s/>W przypadku <text:s/>nieuregulowania <text:s/>przez <text:s/>Pożyczkobiorcę</text:span><text:span text:style-name="T14"> <text:s/>raty <text:s/>pożyczki</text:span><text:span text:style-name="T13"> w <text:s/>terminie <text:s/></text:span><text:span text:style-name="T15">14</text:span><text:span text:style-name="T13"> <text:s/>dni <text:s/>od <text:s/>dnia <text:s/></text:span><text:span text:style-name="T15">nadania listem poleconym bądź doręczenia Pożyczkobiorcy</text:span><text:span text:style-name="T13"> <text:s/>wezwania <text:s/>do <text:s/>zapłat</text:span><text:span text:style-name="T29">y, </text:span><text:span text:style-name="T13"><text:s/>o <text:s/>który</text:span><text:span text:style-name="T15">m</text:span><text:span text:style-name="T13"> <text:s/>mowa <text:s/>w <text:s/>ust. <text:s/></text:span><text:span text:style-name="T15">1</text:span><text:span text:style-name="T13">, <text:s/>Pożyczkodawc</text:span><text:span text:style-name="T15">a </text:span><text:span text:style-name="T13"><text:s/>wszczyna <text:s/>postępowanie <text:s/>windykacyjne <text:s/>i <text:s/></text:span><text:span text:style-name="T29">przystępuje</text:span><text:span text:style-name="T13"> <text:s/>do <text:s/>czynno</text:span><text:span text:style-name="T14">ś</text:span><text:span text:style-name="T13">ci <text:s/>windykacyjnych,</text:span><text:span text:style-name="T41"> </text:span><text:span text:style-name="T13"><text:s/>rozumianych <text:s/>jako <text:s/>wizyty <text:s/></text:span><text:span text:style-name="T15">Pożyczkodawcy bądź jego przedstawiciela</text:span><text:span text:style-name="T13"> <text:s/>w <text:s/>miejscu <text:s/>zamieszkania <text:s/>lub <text:s/>pracy <text:s/>Pożyczkobiorcy, <text:s/>na <text:s/>które <text:s/>Pożyczkobiorca <text:s/>wyraża <text:s/>zgod</text:span><text:span text:style-name="T14">ę</text:span><text:span text:style-name="T19"> (wizyty windykacyjne nie mogą być częstsze niż 1 raz w tygodniu)</text:span><text:span text:style-name="T13">. </text:span><text:span text:style-name="T15">Pożyczkodawca zastrzega sobie możliwość podjęcia maksymalnie piętnastu wizyt windykacyjnych przed skierowanie sprawy na drogę postępowania sądowego. </text:span><text:span text:style-name="T13"><text:s/>Koszty <text:s/>postępowania <text:s/>windykacyjnego <text:s/>ponosi <text:s/>Pożyczkobiorca.</text:span><text:span text:style-name="T15"> </text:span></text:p>
      <text:p text:style-name="P20"><text:span text:style-name="T15">3. </text:span><text:span text:style-name="T13">Koszty <text:s/>związane <text:s/>z <text:s/>niewykonaniem <text:s/>przez <text:s/>Pożyczkobiorcę</text:span><text:span text:style-name="T14"> <text:s/></text:span><text:span text:style-name="T13">zobowiązania <text:s/>wynoszą:</text:span></text:p>
      <text:p text:style-name="P20"><text:span text:style-name="T13">- za <text:s/>wezwanie <text:s/>do <text:s/>zapłaty: <text:s/></text:span><text:span text:style-name="T15">2</text:span><text:span text:style-name="T13">0</text:span><text:span text:style-name="T15">,00</text:span><text:span text:style-name="T13"> zł</text:span><text:span text:style-name="T15">,</text:span></text:p>
      <text:p text:style-name="P20"><text:soft-page-break/><text:span text:style-name="T13">- za </text:span><text:span text:style-name="T15">każdą wizytę </text:span><text:span text:style-name="T13">windykacyjn</text:span><text:span text:style-name="T15">ą</text:span><text:span text:style-name="T13">: <text:s/>1</text:span><text:span text:style-name="T15">00,00</text:span><text:span text:style-name="T13"> zł</text:span><text:span text:style-name="T15">.</text:span></text:p>
      <text:p text:style-name="P13">4. Pożyczkodawca ma prawo do powiększenia kwoty najbliższej raty o wszelkie należne opłaty za czynności windykacyjne oraz inne związane z obsługą pożyczki. Podejmowane przez <text:s/>Pożyczkodawcę czynności windykacyjne mają na celu zapewnienie dobrowolnego uregulowania zaległości przez Pożyczkobiorcę. </text:p>
      <text:p text:style-name="P20"><text:span text:style-name="T15">5</text:span><text:span text:style-name="T13">. <text:s/>W <text:s/>przypadku <text:s/>niewykonania <text:s/>przez <text:s/></text:span><text:span text:style-name="T29">Pożyczkobiorcę </text:span><text:span text:style-name="T14"><text:s/></text:span><text:span text:style-name="T13">zobowiązań</text:span><text:span text:style-name="T14"> <text:s/></text:span><text:span text:style-name="T13">wynika</text:span><text:span text:style-name="T29">j</text:span><text:span text:style-name="T30">ą</text:span><text:span text:style-name="T29">c</text:span><text:span text:style-name="T13">ych <text:s/>z <text:s/>niniejszej <text:s/>umowy pożyczki, </text:span><text:span text:style-name="T15">w razie skierowania sprawy przez Pożyczkodawcę na drogę sądową, </text:span><text:span text:style-name="T13">Pożyczkobiorca <text:s/>zobowiązany </text:span><text:span text:style-name="T15">może być do </text:span><text:span text:style-name="T13">poniesienia <text:s/>kosztów <text:s/>postępowania <text:s/>sądowego <text:s/>i postępowania <text:s/>egzekucyjnego <text:s/>określonych <text:s/>w</text:span><text:span text:style-name="T15"> przepisach powszechnie obowiązującego prawa. </text:span></text:p>
      <text:p text:style-name="P16"/>
      <text:p text:style-name="P3"><text:span text:style-name="T11">§ <text:s/></text:span><text:span text:style-name="T26">1</text:span><text:span text:style-name="T37">2</text:span></text:p>
      <text:p text:style-name="P20"><text:span text:style-name="T13">Wszelkie <text:s/>zmiany <text:s/>niniejszej <text:s/>umowy <text:s/>wymagają</text:span><text:span text:style-name="T14"> <text:s/></text:span><text:span text:style-name="T13">formy <text:s/>pisemnej <text:s/>pod <text:s/>rygorem <text:s/>nieważności, <text:s/>z <text:s/>wyjątkiem <text:s/>postanowień <text:s/>dotyczących <text:s/>zmiany <text:s/>oprocentowania. <text:s/></text:span></text:p>
      <text:p text:style-name="P11"/>
      <text:p text:style-name="P16"/>
      <text:p text:style-name="P16"/>
      <text:p text:style-name="P16"/>
      <text:p text:style-name="P3"><text:span text:style-name="T11">§</text:span><text:span text:style-name="T26"> 1</text:span><text:span text:style-name="T37">3</text:span></text:p>
      <text:p text:style-name="P20"><text:span text:style-name="T13">1. </text:span><text:span text:style-name="T29">W sprawach nie uregulowanych w niniejszej umowie mają</text:span><text:span text:style-name="T30"> </text:span><text:span text:style-name="T29">zastosowanie odpowiednie przepisy </text:span><text:span text:style-name="T32">K</text:span><text:span text:style-name="T29">odeksu cywilnego</text:span><text:span text:style-name="T32">,</text:span><text:span text:style-name="T29"> ustawy o kredycie konsumenckim</text:span><text:span text:style-name="T32"> oraz inne przepisy powszechnie obowiązującego prawa. </text:span></text:p>
      <text:p text:style-name="P20"><text:span text:style-name="T39">2. <text:s/></text:span><text:span text:style-name="T33">Wszelkie</text:span><text:span text:style-name="T39"> spory wynikające z niniejszej umowy będą rozstrzygały sądy powszechne.</text:span></text:p>
      <text:p text:style-name="P20"><text:span text:style-name="T39">3. <text:s/>Organem właściwym w sprawach z zakresu ochrony konsumenta jest Urząd Ochrony Konkurencji i Ko</text:span><text:span text:style-name="T20">nsumentów w Warszawie.</text:span></text:p>
      <text:p text:style-name="P20"><text:span text:style-name="T18">4. Jeżeli Pożyczkodawca nie wykonał lub nienależycie wykonał zobowiązania wynikające z niniejszej umowy wobec Pożyczkobiorcy, a żądanie przez Pożyczkobiorcę wykonania zobowiązań wynikających z niniejszej umowy</text:span><text:span text:style-name="T20"> </text:span><text:span text:style-name="T18">nie było skuteczne, Pożyczkobiorcy przysługuje prawo dochodzenia swoich roszczeń o wykonanie zobowiązań wynikających z niniejszej umowy od Pożyczkodawcy. </text:span></text:p>
      <text:p text:style-name="P18"/>
      <text:p text:style-name="P3"><text:span text:style-name="T11">§ 1</text:span><text:span text:style-name="T17">4</text:span></text:p>
      <text:p text:style-name="P20"><text:span text:style-name="T13">Umowę</text:span><text:span text:style-name="T14"> </text:span><text:span text:style-name="T13">sporządzono w dwóch jednobrzmiących egzemplarzach, po jednym dla każdej ze Stron.</text:span></text:p>
      <text:p text:style-name="P12"/>
      <text:p text:style-name="P14"/>
      <text:p text:style-name="P7">Załączniki do umowy, stanowiącej jej integralną część: </text:p>
      <text:p text:style-name="P7"/>
      <text:list xml:id="list1051582587013599887" text:style-name="WW8Num3">
        <text:list-item>
          <text:p text:style-name="P31">Harmonogram spłat pożyczki. </text:p>
        </text:list-item>
        <text:list-item>
          <text:p text:style-name="P31">Wzór oświadczenia o odstąpieniu od umowy.</text:p>
        </text:list-item>
        <text:list-item>
          <text:p text:style-name="P31">Formularz informacyjny dotyczący kredytu konsumenckiego. </text:p>
        </text:list-item>
      </text:list>
      <text:p text:style-name="P29"><text:s text:c="3"/></text:p>
      <text:p text:style-name="P7"/>
      <text:p text:style-name="P2"><text:span text:style-name="T13">Pożyczkobiorca oświadcza, iż otrzymał </text:span><text:span text:style-name="T15">jeden egzemplarz umowy pożyczki wraz z wszystkimi załącznikami. <text:s text:c="2"/></text:span></text:p>
      <text:p text:style-name="P14"/>
      <text:p text:style-name="P7"/>
      <text:p text:style-name="P7"/>
      <text:p text:style-name="P6"/>
      <text:p text:style-name="P6">................................................. <text:s text:c="51"/>................................................</text:p>
      <text:p text:style-name="P2"><text:span text:style-name="T21"><text:s text:c="15"/></text:span><text:span text:style-name="T22">(Pożyczko</text:span><text:span text:style-name="T23">dawca</text:span><text:span text:style-name="T22">) <text:s text:c="97"/>(Pożyczko</text:span><text:span text:style-name="T23">biorca</text:span><text:span text:style-name="T22">)</text:span></text:p>
      <text:p text:style-name="P19"/>
      <text:p text:style-name="P21"/>
      <text:p text:style-name="P21">Poręczyciel niniejszym oświadcza, iż zobowiązuje się względem Pożyczkodawcy do wykonania wszelkich zobowiązań Pożyczkobiorcy wynikających z niniejszej umowy i na warunkach w niej określonych oraz mogących powstać w związku z niewykonaniem lub nienależytym wykonaniem umowy przez Pożyczkobiorcę, a to na wypadek, gdyby Pożyczkobiorca nie wykonał w całości swoich zobowiązań wobec Pożyczkodawcy. <text:s/></text:p>
      <text:p text:style-name="P22"/>
      <text:p text:style-name="P22"/>
      <text:p text:style-name="P2"><text:span text:style-name="T8"><text:tab/><text:tab/><text:tab/><text:tab/><text:tab/></text:span><text:span text:style-name="T7">................................................</text:span></text:p>
      <text:p text:style-name="P28"><text:span text:style-name="T23"><text:tab/><text:tab/><text:tab/><text:tab/><text:tab/></text:span><text:span text:style-name="T22">(</text:span><text:span text:style-name="T23">Poręczyciel</text:span><text:span text:style-name="T2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TE18802A0t00" svg:font-family="TTE18802A0t00"/>
    <style:font-face style:name="Times-Bold" svg:font-family="Times-Bold, 'Times New Roman'"/>
    <style:font-face style:name="Times-Roman" svg:font-family="Times-Roman, 'Times New Roman'" style:font-family-generic="roman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agłówek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Podpis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Podpis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pl" fo:country="P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omyślna_20_czcionka_20_akapitu" style:display-name="Domyślna czcionka akapitu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4z0" style:family="text">
      <style:text-properties fo:font-weight="bold" style:font-weight-asian="bold"/>
    </style:style>
    <style:style style:name="Domyślna_20_czcionka_20_akapitu1" style:display-name="Domyślna czcionka akapitu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Znaki_20_numeracji" style:display-name="Znaki numeracji" style:family="text"/>
    <style:style style:name="Symbole_20_wypunktowania" style:display-name="Symbole wypunktowania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agłówek_20_Znak" style:display-name="Nagłówek Znak" style:family="text">
      <style:text-properties fo:font-size="12pt" fo:language="en" fo:country="US" style:font-size-asian="12pt"/>
    </style:style>
    <style:style style:name="Stopka_20_Znak" style:display-name="Stopka Znak" style:family="text">
      <style:text-properties fo:font-size="12pt" fo:language="en" fo:country="US" style:font-size-asian="12pt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pl" fo:country="PL"/>
    </style:style>
    <style:style style:name="MT2" style:family="text">
      <style:text-properties style:font-size-complex="12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1965in" fo:margin-left="0.7874in" fo:margin-right="0.7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909in" fo:margin-left="0in" fo:margin-right="0in" fo:margin-top="0.55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trona </text:span><text:span text:style-name="MT2"><text:page-number text:select-page="current">4</text:page-number></text:span><text:span text:style-name="MT1"> z </text:span><text:span text:style-name="MT2"><text:page-count style:num-format="1">4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mowa pożyczki gotówkowej</dc:title>
    <meta:initial-creator>nobiles</meta:initial-creator>
    <meta:creation-date>2015-07-01T23:41:00</meta:creation-date>
    <dc:date>2015-10-17T23:15:33.874747000</dc:date>
    <meta:print-date>2015-06-16T08:33:00</meta:print-date>
    <meta:editing-cycles>10</meta:editing-cycles>
    <meta:editing-duration>PT2H26M37S</meta:editing-duration>
    <meta:generator>LibreOffice/5.0.1.2$MacOSX_X86_64 LibreOffice_project/81898c9f5c0d43f3473ba111d7b351050be20261</meta:generator>
    <meta:document-statistic meta:table-count="0" meta:image-count="0" meta:object-count="0" meta:page-count="4" meta:paragraph-count="108" meta:word-count="1439" meta:character-count="12277" meta:non-whitespace-character-count="10140"/>
  </office:meta>
</office:document-meta>
</file>